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Text_20_body" style:list-style-name="L1">
      <style:text-properties style:font-name="Roboto" officeooo:rsid="000e954c" officeooo:paragraph-rsid="000e954c"/>
    </style:style>
    <style:style style:name="P2" style:family="paragraph" style:parent-style-name="Text_20_body">
      <style:text-properties style:font-name="Roboto" officeooo:rsid="0010e539" officeooo:paragraph-rsid="0010e539"/>
    </style:style>
    <style:style style:name="P3" style:family="paragraph" style:parent-style-name="Text_20_body">
      <style:text-properties officeooo:rsid="001335da" officeooo:paragraph-rsid="001335da"/>
    </style:style>
    <style:style style:name="P4" style:family="paragraph" style:parent-style-name="Title">
      <style:text-properties style:font-name="Roboto" officeooo:paragraph-rsid="000e954c"/>
    </style:style>
    <style:style style:name="P5" style:family="paragraph" style:parent-style-name="Title">
      <style:text-properties style:font-name="Roboto" officeooo:rsid="000e954c" officeooo:paragraph-rsid="000e954c"/>
    </style:style>
    <style:style style:name="P6" style:family="paragraph" style:parent-style-name="Title">
      <style:text-properties officeooo:rsid="001335da" officeooo:paragraph-rsid="001335da"/>
    </style:style>
    <style:style style:name="T1" style:family="text">
      <style:text-properties officeooo:rsid="001044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EA DEL TEMPO</text:p>
      <text:list xml:id="list1844913671" text:style-name="L1">
        <text:list-item>
          <text:p text:style-name="P1">25 dicembre 800: incoronazione Carlo Magno</text:p>
        </text:list-item>
        <text:list-item>
          <text:p text:style-name="P1">843: giuramenti di Strasbu<text:span text:style-name="T1">rgo</text:span></text:p>
        </text:list-item>
        <text:list-item>
          <text:p text:style-name="P1">14 giugno 877: Capitolare di Quirezy</text:p>
        </text:list-item>
        <text:list-item>
          <text:p text:style-name="P1">dal 987 al 1792: dinastia dei Capetingi</text:p>
        </text:list-item>
        <text:list-item>
          <text:p text:style-name="P1">27 settembre 1130: Reggero di Altavilla re di Sicilia</text:p>
        </text:list-item>
      </text:list>
      <text:p text:style-name="P5">PRIVILEGIO DI OTTONE</text:p>
      <text:p text:style-name="P2">Concedendo feudi ai vescovi che non avendo eredi alla loro morte esso tornerà in mio possesso, inoltre emano un documento chiamato <text:span text:style-name="T2">Privilegio di Ottone </text:span><text:span text:style-name="T3"><text:s/>che da all’Imperatore il consenso di consacrare i Papi, essi dovevano giurare fedeltà a costui ed erano sottomessi.</text:span></text:p>
      <text:p text:style-name="P6">L’ARAZZO DI BAYEUX</text:p>
      <text:p text:style-name="P3"><text:s/>I fatti sono narrati dai Normanni, fu commissionato da Oddone di Conteville un arcivescov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e954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0:31:55.755000000</meta:creation-date>
    <meta:generator>LibreOffice/7.2.1.2$Windows_X86_64 LibreOffice_project/87b77fad49947c1441b67c559c339af8f3517e22</meta:generator>
    <dc:date>2021-09-27T11:18:32.027000000</dc:date>
    <meta:editing-duration>PT14M4S</meta:editing-duration>
    <meta:editing-cycles>3</meta:editing-cycles>
    <meta:document-statistic meta:table-count="0" meta:image-count="0" meta:object-count="0" meta:page-count="1" meta:paragraph-count="10" meta:word-count="102" meta:character-count="616" meta:non-whitespace-character-count="527"/>
  </office:meta>
</office:document-meta>
</file>